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k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delta_f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78.97" calcext:value-type="float">
            <text:p>-78.97</text:p>
          </table:table-cell>
          <table:table-cell table:formula="of:=-[.B2]*( [.E2]/[.D2] )" office:value-type="float" office:value="1421.46" calcext:value-type="float">
            <text:p>1421.4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66.87" calcext:value-type="float">
            <text:p>-66.87</text:p>
          </table:table-cell>
          <table:table-cell table:formula="of:=-[.B3]*( [.E3]/[.D3] )" office:value-type="float" office:value="1203.66" calcext:value-type="float">
            <text:p>1203.6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83.87" calcext:value-type="float">
            <text:p>-83.87</text:p>
          </table:table-cell>
          <table:table-cell table:formula="of:=-[.B4]*( [.E4]/[.D4] )" office:value-type="float" office:value="1509.66" calcext:value-type="float">
            <text:p>1509.6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87.47" calcext:value-type="float">
            <text:p>-87.47</text:p>
          </table:table-cell>
          <table:table-cell table:formula="of:=-[.B5]*( [.E5]/[.D5] )" office:value-type="float" office:value="1574.46" calcext:value-type="float">
            <text:p>1574.4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68.57" calcext:value-type="float">
            <text:p>-68.57</text:p>
          </table:table-cell>
          <table:table-cell table:formula="of:=-[.B6]*( [.E6]/[.D6] )" office:value-type="float" office:value="1234.26" calcext:value-type="float">
            <text:p>1234.2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74.37" calcext:value-type="float">
            <text:p>-74.37</text:p>
          </table:table-cell>
          <table:table-cell table:formula="of:=-[.B7]*( [.E7]/[.D7] )" office:value-type="float" office:value="1338.66" calcext:value-type="float">
            <text:p>1338.6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74.37" calcext:value-type="float">
            <text:p>-74.37</text:p>
          </table:table-cell>
          <table:table-cell table:formula="of:=-[.B8]*( [.E8]/[.D8] )" office:value-type="float" office:value="1338.66" calcext:value-type="float">
            <text:p>1338.66</text:p>
          </table:table-cell>
          <table:table-cell office:value-type="string" calcext:value-type="string">
            <text:p>ng / cm^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g/(cm^2 * Hz)</text:p>
          </table:table-cell>
          <table:table-cell office:value-type="float" office:value="1" calcext:value-type="float">
            <text:p>1</text:p>
          </table:table-cell>
          <table:table-cell office:value-type="float" office:value="-41.27" calcext:value-type="float">
            <text:p>-41.27</text:p>
          </table:table-cell>
          <table:table-cell table:formula="of:=-[.B9]*( [.E9]/[.D9] )" office:value-type="float" office:value="742.86" calcext:value-type="float">
            <text:p>742.86</text:p>
          </table:table-cell>
          <table:table-cell office:value-type="string" calcext:value-type="string">
            <text:p>ng / cm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4:55:52.265621984</meta:creation-date>
    <meta:generator>LibreOffice/24.2.6.2$Linux_X86_64 LibreOffice_project/420$Build-2</meta:generator>
    <dc:date>2024-11-07T15:03:56.298251987</dc:date>
    <meta:editing-duration>PT8M5S</meta:editing-duration>
    <meta:editing-cycles>2</meta:editing-cycles>
    <meta:document-statistic meta:table-count="1" meta:cell-count="63" meta:object-count="0"/>
  </office:meta>
</office:document-meta>
</file>